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/>
      <style:paragraph-properties fo:margin-left="0cm" fo:margin-right="0cm" fo:margin-top="0cm" fo:margin-bottom="0cm" style:contextual-spacing="false" style:line-height-at-least="0.591cm" fo:text-indent="0cm" style:auto-text-indent="false" fo:background-color="#f8f8f8" fo:padding-left="0.212cm" fo:padding-right="0cm" fo:padding-top="0cm" fo:padding-bottom="0cm" fo:border-left="6.01pt solid #2f9c0a" fo:border-right="none" fo:border-top="none" fo:border-bottom="no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loext:graphic-properties draw:fill="solid" draw:fill-color="#f8f8f8"/>
      <style:paragraph-properties fo:margin-left="0cm" fo:margin-right="0cm" fo:margin-top="0cm" fo:margin-bottom="0cm" style:contextual-spacing="false" style:line-height-at-least="0.591cm" fo:text-indent="0cm" style:auto-text-indent="false" fo:background-color="#f8f8f8" fo:padding-left="0.212cm" fo:padding-right="0cm" fo:padding-top="0cm" fo:padding-bottom="0cm" fo:border-left="6.01pt solid #2f9c0a" fo:border-right="none" fo:border-top="none" fo:border-bottom="no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Helvetica" style:font-name-complex="Helvetica1" style:font-weight-complex="bold"/>
    </style:style>
    <style:style style:name="P3" style:family="paragraph" style:parent-style-name="Standard">
      <style:paragraph-properties fo:margin-left="0cm" fo:margin-right="0cm" fo:line-height="108%" fo:text-indent="0cm" style:auto-text-indent="false" style:writing-mode="lr-tb"/>
      <style:text-properties fo:color="#358ccb" loext:opacity="100%"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08%" fo:text-indent="0cm" style:auto-text-indent="false" style:writing-mode="lr-tb"/>
    </style:style>
    <style:style style:name="P5" style:family="paragraph" style:parent-style-name="List_20_Paragraph" style:list-style-name="WWNum1">
      <style:paragraph-properties fo:margin-left="1.386cm" fo:margin-right="0cm" fo:line-height="115%" fo:text-indent="-0.635cm" style:auto-text-indent="false" style:writing-mode="lr-tb"/>
    </style:style>
    <style:style style:name="P6" style:family="paragraph" style:parent-style-name="Standard">
      <loext:graphic-properties draw:fill="solid" draw:fill-color="#f2f2f2"/>
      <style:paragraph-properties fo:margin-left="0cm" fo:margin-right="0cm" fo:margin-top="0cm" fo:margin-bottom="0cm" style:contextual-spacing="false" fo:line-height="108%" fo:text-indent="0cm" style:auto-text-indent="false" fo:background-color="#f2f2f2" fo:padding-left="0.141cm" fo:padding-right="0cm" fo:padding-top="0cm" fo:padding-bottom="0cm" fo:border-left="4.51pt solid #00b050" fo:border-right="none" fo:border-top="none" fo:border-bottom="none" style:writing-mode="lr-tb"/>
      <style:text-properties style:font-name="Helvetica" style:font-name-complex="Helvetica1" style:font-weight-complex="bold"/>
    </style:style>
    <style:style style:name="P7" style:family="paragraph" style:parent-style-name="Standard">
      <loext:graphic-properties draw:fill="solid" draw:fill-color="#f2f2f2"/>
      <style:paragraph-properties fo:margin-left="0cm" fo:margin-right="0cm" fo:margin-top="0cm" fo:margin-bottom="0cm" style:contextual-spacing="false" fo:line-height="108%" fo:text-indent="0cm" style:auto-text-indent="false" fo:background-color="#f2f2f2" fo:padding-left="0.141cm" fo:padding-right="0cm" fo:padding-top="0cm" fo:padding-bottom="0cm" fo:border-left="4.51pt solid #00b050" fo:border-right="none" fo:border-top="none" fo:border-bottom="none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 style:writing-mode="lr-tb"/>
      <style:text-properties fo:font-size="20pt" style:font-size-asian="20pt" style:font-size-complex="2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08%" fo:text-indent="0cm" style:auto-text-indent="false" style:writing-mode="lr-tb"/>
      <style:text-properties style:font-name-asian="Calibri1" style:language-asian="en" style:country-asian="US"/>
    </style:style>
    <style:style style:name="T1" style:family="text">
      <style:text-properties style:font-name="Helvetica" style:font-name-complex="Helvetica1" style:font-weight-complex="bold"/>
    </style:style>
    <style:style style:name="T2" style:family="text">
      <style:text-properties style:font-name="Helvetica" fo:language="ru" fo:country="RU" style:language-asian="ru" style:country-asian="RU" style:font-name-complex="Helvetica1" style:language-complex="ar" style:country-complex="SA" style:font-weight-complex="bold"/>
    </style:style>
    <style:style style:name="T3" style:family="text">
      <style:text-properties fo:color="#358ccb" loext:opacity="100%" fo:font-family="'Courier New'" style:font-family-generic="roman" style:font-pitch="variable" fo:font-size="10pt" style:font-size-asian="10pt" style:font-family-complex="'Courier New'" style:font-family-generic-complex="system" style:font-pitch-complex="variable" style:font-size-complex="10pt"/>
    </style:style>
    <style:style style:name="T4" style:family="text">
      <style:text-properties fo:color="#358ccb" loext:opacity="100%" fo:font-family="'Courier New'" style:font-family-generic="roman" style:font-pitch="variable" fo:font-size="10pt" fo:language="ru" fo:country="RU" style:font-size-asian="10pt" style:language-asian="ru" style:country-asian="RU" style:font-family-complex="'Courier New'" style:font-family-generic-complex="system" style:font-pitch-complex="variable" style:font-size-complex="10pt" style:language-complex="ar" style:country-complex="SA" style:font-weight-complex="bold"/>
    </style:style>
    <style:style style:name="T5" style:family="text">
      <style:text-properties fo:color="#358ccb" loext:opacity="100%" fo:font-family="'Courier New'" style:font-family-generic="roman" style:font-pitch="variable" fo:font-size="10pt" fo:language="en" fo:country="US" style:font-size-asian="10pt" style:font-family-complex="'Courier New'" style:font-family-generic-complex="system" style:font-pitch-complex="variable" style:font-size-complex="10pt"/>
    </style:style>
    <style:style style:name="T6" style:family="text">
      <style:text-properties fo:color="#358ccb" loext:opacity="100%"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style:font-name="Helvetica" fo:font-size="13pt" style:font-size-asian="13pt" style:font-name-complex="Helvetica1" style:font-size-complex="13pt"/>
    </style:style>
    <style:style style:name="T9" style:family="text">
      <style:text-properties style:font-name="Helvetica" fo:font-size="13pt" fo:language="ru" fo:country="RU" style:font-size-asian="13pt" style:language-asian="en" style:country-asian="US" style:font-name-complex="Helvetica1" style:font-size-complex="13pt" style:language-complex="ar" style:country-complex="SA"/>
    </style:style>
    <style:style style:name="T10" style:family="text">
      <style:text-properties style:font-name="Helvetica" fo:font-size="13pt" fo:language="ru" fo:country="RU" fo:font-style="italic" fo:font-weight="bold" style:font-size-asian="13pt" style:language-asian="en" style:country-asian="US" style:font-style-asian="italic" style:font-weight-asian="bold" style:font-name-complex="Helvetica1" style:font-size-complex="13pt" style:language-complex="ar" style:country-complex="SA"/>
    </style:style>
    <style:style style:name="T11" style:family="text">
      <style:text-properties style:font-name="Helvetica" fo:font-size="13pt" fo:font-style="italic" fo:font-weight="bold" style:font-size-asian="13pt" style:font-style-asian="italic" style:font-weight-asian="bold" style:font-name-complex="Helvetica1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ru" fo:country="RU" style:font-size-asian="14pt" style:language-asian="en" style:country-asian="US" style:font-size-complex="14pt" style:language-complex="ar" style:country-complex="SA"/>
    </style:style>
    <style:style style:name="T14" style:family="text">
      <style:text-properties fo:font-size="16pt" fo:font-weight="bold" style:font-name-asian="Calibri1" style:font-size-asian="16pt" style:language-asian="en" style:country-asian="US" style:font-weight-asian="bold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Helvetica" fo:font-size="20pt" fo:language="ru" fo:country="RU" style:font-size-asian="20pt" style:language-asian="ru" style:country-asian="RU" style:font-name-complex="Helvetica1" style:font-size-complex="20pt" style:language-complex="ar" style:country-complex="SA" style:font-weight-complex="bold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-asian="Calibri1"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<text:span text:style-name="T2">Задание 1</text:span></text:span><text:span text:style-name="T2"/></text:p>
      <text:p text:style-name="P1" loext:marker-style-name="T1"><text:span text:style-name="Strong_20_Emphasis"><text:span text:style-name="T2">Выполните импорт коллекции из файла restaurants.json</text:span></text:span><text:span text:style-name="T2"/></text:p>
      <text:p text:style-name="P2" loext:marker-style-name="T1"><text:span text:style-name="Strong_20_Emphasis"><text:span text:style-name="T1"/></text:span></text:p>
      <text:p text:style-name="P1" loext:marker-style-name="T3"><text:span text:style-name="Strong_20_Emphasis"><text:span text:style-name="T2">Структура коллекции ресторанов</text:span></text:span><text:span text:style-name="T4"/></text:p>
      <text:p text:style-name="P1" loext:marker-style-name="T3"><text:span text:style-name="T3">{</text:span><text:span text:style-name="T3"/></text:p>
      <text:p text:style-name="P1" loext:marker-style-name="T3"><text:span text:style-name="T3"><text:s text:c="2"/>"</text:span><text:span text:style-name="T5">address</text:span><text:span text:style-name="T3">": {</text:span></text:p>
      <text:p text:style-name="P1" loext:marker-style-name="T3"><text:span text:style-name="T3"><text:s text:c="5"/>«</text:span><text:span text:style-name="T5">building</text:span><text:span text:style-name="T3">»: «1007»,</text:span></text:p>
      <text:p text:style-name="P1" loext:marker-style-name="T5"><text:span text:style-name="T3"><text:s text:c="5"/></text:span><text:span text:style-name="T5">«coord»: [-73,856077, 40,848447],</text:span></text:p>
      <text:p text:style-name="P1" loext:marker-style-name="T5"><text:span text:style-name="T5"><text:s text:c="5"/>"street": "Моррис Парк Авеню",</text:span><text:span text:style-name="T5"/></text:p>
      <text:p text:style-name="P1" loext:marker-style-name="T5"><text:span text:style-name="T5"><text:s text:c="5"/>"zipcode": 10462</text:span><text:span text:style-name="T5"/></text:p>
      <text:p text:style-name="P1" loext:marker-style-name="T5"><text:span text:style-name="T5"><text:s text:c="2"/>},</text:span><text:span text:style-name="T5"/></text:p>
      <text:p text:style-name="P1" loext:marker-style-name="T5"><text:span text:style-name="T5"><text:s text:c="2"/>"borough": "</text:span><text:span text:style-name="T3">Бронкс</text:span><text:span text:style-name="T5">",</text:span></text:p>
      <text:p text:style-name="P1" loext:marker-style-name="T5"><text:span text:style-name="T5"><text:s text:c="2"/>"cuisine": "пекарня",</text:span><text:span text:style-name="T5"/></text:p>
      <text:p text:style-name="P1" loext:marker-style-name="T5"><text:span text:style-name="T5"><text:s text:c="2"/>"grades": [</text:span><text:span text:style-name="T5"/></text:p>
      <text:p text:style-name="P1" loext:marker-style-name="T5"><text:span text:style-name="T5"><text:s text:c="5"/>{"date": {"$ date": 1393804800000}, "grade": "A", "score": 2},</text:span><text:span text:style-name="T5"/></text:p>
      <text:p text:style-name="P1" loext:marker-style-name="T5"><text:span text:style-name="T5"><text:s text:c="5"/>{"date": {"$ date": 1378857600000}, "grade": "A", "score": 6},</text:span><text:span text:style-name="T5"/></text:p>
      <text:p text:style-name="P1" loext:marker-style-name="T5"><text:span text:style-name="T5"><text:s text:c="5"/>{"date": {"$ date": 1358985600000}, "grade": "A", "score": 10},</text:span><text:span text:style-name="T5"/></text:p>
      <text:p text:style-name="P1" loext:marker-style-name="T5"><text:span text:style-name="T5"><text:s text:c="5"/>{"date": {"$ date": 1322006400000}, "grade": "A", "score": 9},</text:span><text:span text:style-name="T5"/></text:p>
      <text:p text:style-name="P1" loext:marker-style-name="T5"><text:span text:style-name="T5"><text:s text:c="5"/>{"date": {"$ date": 1299715200000}, "grade": "B", "score": 14}</text:span><text:span text:style-name="T5"/></text:p>
      <text:p text:style-name="P1" loext:marker-style-name="T5"><text:span text:style-name="T5"><text:s text:c="2"/>],</text:span><text:span text:style-name="T5"/></text:p>
      <text:p text:style-name="P1" loext:marker-style-name="T5"><text:span text:style-name="T5"><text:s text:c="2"/>"name": "Morris Park Bake Shop",</text:span><text:span text:style-name="T5"/></text:p>
      <text:p text:style-name="P1" loext:marker-style-name="T5"><text:span text:style-name="T5"><text:s text:c="2"/>"restaurant_id": "30075445"</text:span><text:span text:style-name="T5"/></text:p>
      <text:p text:style-name="P1" loext:marker-style-name="T5"><text:span text:style-name="T5">}</text:span><text:span text:style-name="T5"/></text:p>
      <text:p text:style-name="P3" loext:marker-style-name="T6"/>
      <text:p text:style-name="P4" loext:marker-style-name="T7"><text:span text:style-name="T7">Выполните запросы :</text:span><text:span text:style-name="T7"/></text:p>
      <text:list text:style-name="WWNum1">
        <text:list-item>
          <text:p text:style-name="P5" loext:marker-style-name="T8"><text:span text:style-name="style6"><text:span text:style-name="T9">Выведите все документы коллекции Ресторан в формате: </text:span></text:span><text:span text:style-name="style6"><text:span text:style-name="T10">restaurant_id</text:span></text:span><text:span text:style-name="style6"><text:span text:style-name="T9">, </text:span></text:span><text:span text:style-name="style6"><text:span text:style-name="T10">name, borough</text:span></text:span><text:span text:style-name="style6"><text:span text:style-name="T9"> и </text:span></text:span><text:span text:style-name="style6"><text:span text:style-name="T10">cuisine</text:span></text:span><text:span text:style-name="style6"><text:span text:style-name="T9">, вывод    </text:span></text:span><text:span text:style-name="style6"><text:span text:style-name="T10">_id</text:span></text:span><text:span text:style-name="style6"><text:span text:style-name="T9">    для всех документов исключить.</text:span></text:span></text:p>
        </text:list-item>
        <text:list-item>
          <text:p text:style-name="P5"><text:span text:style-name="T8">Выведите    первые 5 ресторанов в алфавитном порядке, которые находятся в районе </text:span><text:span text:style-name="style6"><text:span text:style-name="T10">Bronx</text:span></text:span><text:span text:style-name="T8">.</text:span></text:p>
        </text:list-item>
        <text:list-item>
          <text:p text:style-name="P5" loext:marker-style-name="T8"><text:span text:style-name="T8">Найдите рестораны, которые набрали более 80, но менее 100 баллов.</text:span><text:span text:style-name="T8"/></text:p>
        </text:list-item>
        <text:list-item>
          <text:p text:style-name="P5" loext:marker-style-name="T8"><text:span text:style-name="T8">Найдите рестораны, которые не относятся к    типу кухни </text:span><text:span text:style-name="T11">American</text:span><text:span text:style-name="T8">, получили оценку «</text:span><text:span text:style-name="T11">А</text:span><text:span text:style-name="T8">», не расположены    в районе </text:span><text:span text:style-name="T11">Brooklyn</text:span><text:span text:style-name="T8">.    Документ должен отображаться в соответствии с кухней в порядке убывания.</text:span></text:p>
        </text:list-item>
        <text:list-item>
          <text:p text:style-name="P5" loext:marker-style-name="T8"><text:span text:style-name="T8">Найдите идентификатор ресторана, название, район и кухню для тех ресторанов, чье название начинается с первых трех букв назвали «</text:span><text:span text:style-name="T11">Wil</text:span><text:span text:style-name="T8">»</text:span></text:p>
        </text:list-item>
        <text:list-item>
          <text:p text:style-name="P5" loext:marker-style-name="T8"><text:span text:style-name="T8">Найдите    рестораны, которые относятся к району </text:span><text:span text:style-name="style6"><text:span text:style-name="T10">Bronx</text:span></text:span><text:span text:style-name="T8"> и готовят </text:span><text:span text:style-name="T11">American </text:span><text:span text:style-name="T8"><text:s/>или </text:span><text:span text:style-name="T11">Chinese</text:span><text:span text:style-name="T8"> блюда.</text:span></text:p>
        </text:list-item>
        <text:list-item>
          <text:p text:style-name="P5" loext:marker-style-name="T8"><text:soft-page-break/><text:span text:style-name="T8">Найдите идентификатор ресторана, название и оценки для тех ресторанов, которые    «</text:span><text:span text:style-name="T11">2014-08-11T00: 00: 00Z</text:span><text:span text:style-name="T8">» набрали </text:span><text:span text:style-name="T11">9</text:span><text:span text:style-name="T8"> баллов за оценку </text:span><text:span text:style-name="T11">А</text:span></text:p>
        </text:list-item>
        <text:list-item>
          <text:p text:style-name="P5" loext:marker-style-name="T12"><text:span text:style-name="style6"><text:span text:style-name="T9">В каждом районе посчитайте количество ресторанов по каждому виду кухни. </text:span></text:span><text:span text:style-name="T8">Документ должен иметь формат    </text:span><text:span text:style-name="T11">borough, cuisine, count </text:span></text:p>
        </text:list-item>
        <text:list-item>
          <text:p text:style-name="P5" loext:marker-style-name="style6"><text:span text:style-name="style6"><text:span text:style-name="T9">В    районе </text:span></text:span><text:span text:style-name="style6"><text:span text:style-name="T10">Bronx </text:span></text:span><text:span text:style-name="style6"><text:span text:style-name="T9">найдите ресторан с минимальной суммой набранных баллов.</text:span></text:span></text:p>
        </text:list-item>
        <text:list-item>
          <text:p text:style-name="P5" loext:marker-style-name="T12"><text:span text:style-name="style6"><text:span text:style-name="T13"><text:s/>Добавьте в коллекцию свой любимый ресторан.</text:span></text:span><text:span text:style-name="T13"/></text:p>
        </text:list-item>
        <text:list-item>
          <text:p text:style-name="P5" loext:marker-style-name="T12"><text:span text:style-name="style6"><text:span text:style-name="T13"><text:s/>В добавленном ресторане укажите информацию о времени его работы.</text:span></text:span><text:span text:style-name="T13"/></text:p>
        </text:list-item>
        <text:list-item>
          <text:p text:style-name="P5" loext:marker-style-name="T12"><text:span text:style-name="style6"><text:span text:style-name="T13"><text:s/>Измените время работы вашего любимого ресторана.</text:span></text:span><text:span text:style-name="T13"/></text:p>
        </text:list-item>
      </text:list>
      <text:p text:style-name="P4"/>
      <text:p text:style-name="P3" loext:marker-style-name="T6"/>
      <text:p text:style-name="P4" loext:marker-style-name="T14"><text:span text:style-name="T14">Задание 2 </text:span><text:span text:style-name="T14"/></text:p>
      <text:p text:style-name="P1" loext:marker-style-name="T1"><text:span text:style-name="Strong_20_Emphasis"><text:span text:style-name="T2">Выполните импорт коллекции из файла weather.json</text:span></text:span><text:span text:style-name="T2"/></text:p>
      <text:p text:style-name="P6" loext:marker-style-name="T1"><text:span text:style-name="Strong_20_Emphasis"><text:span text:style-name="T1"/></text:span></text:p>
      <text:p text:style-name="P7" loext:marker-style-name="T15"><text:span text:style-name="Strong_20_Emphasis"><text:span text:style-name="T2">Структура коллекции Погода</text:span></text:span><text:span text:style-name="T16"/></text:p>
      <text:p text:style-name="P7" loext:marker-style-name="T12"><text:span text:style-name="T12">{</text:span><text:span text:style-name="T12"/></text:p>
      <text:p text:style-name="P7" loext:marker-style-name="T12"><text:span text:style-name="T12">        "</text:span><text:span text:style-name="T17">year</text:span><text:span text:style-name="T12">": 2014,</text:span></text:p>
      <text:p text:style-name="P7" loext:marker-style-name="T12"><text:span text:style-name="T12">        "</text:span><text:span text:style-name="T17">month</text:span><text:span text:style-name="T12">": 1,</text:span></text:p>
      <text:p text:style-name="P7" loext:marker-style-name="T17"><text:span text:style-name="T12">        </text:span><text:span text:style-name="T17">"day": 1,</text:span></text:p>
      <text:p text:style-name="P7" loext:marker-style-name="T17"><text:span text:style-name="T17">        "hour": 0,</text:span><text:span text:style-name="T17"/></text:p>
      <text:p text:style-name="P7" loext:marker-style-name="T17"><text:span text:style-name="T17">        "temperature": -1,</text:span><text:span text:style-name="T17"/></text:p>
      <text:p text:style-name="P7" loext:marker-style-name="T17"><text:span text:style-name="T17">        "wind_direction": "</text:span><text:span text:style-name="T12">Южный</text:span><text:span text:style-name="T17">",</text:span></text:p>
      <text:p text:style-name="P7" loext:marker-style-name="T17"><text:span text:style-name="T17">        "wind": "3",</text:span><text:span text:style-name="T17"/></text:p>
      <text:p text:style-name="P7" loext:marker-style-name="T17"><text:span text:style-name="T17">        "code": "CL",</text:span><text:span text:style-name="T17"/></text:p>
      <text:p text:style-name="P7" loext:marker-style-name="T17"><text:span text:style-name="T17">        "clouds": 9,</text:span><text:span text:style-name="T17"/></text:p>
      <text:p text:style-name="P7" loext:marker-style-name="T17"><text:span text:style-name="T17">        "visibility": 10,</text:span><text:span text:style-name="T17"/></text:p>
      <text:p text:style-name="P7" loext:marker-style-name="T12"><text:span text:style-name="T17">        </text:span><text:span text:style-name="T12">"humidity": 94,</text:span></text:p>
      <text:p text:style-name="P7" loext:marker-style-name="T12"><text:span text:style-name="T12">        "pressure": 1030</text:span><text:span text:style-name="T12"/></text:p>
      <text:p text:style-name="P7" loext:marker-style-name="T12"><text:span text:style-name="T12">    }</text:span><text:span text:style-name="T12"/></text:p>
      <text:p text:style-name="P8" loext:marker-style-name="T15"/>
      <text:p text:style-name="P4" loext:marker-style-name="T7"><text:soft-page-break/><text:span text:style-name="T7">Выполните запросы с использованием </text:span><text:span text:style-name="T18">Aggregate</text:span><text:span text:style-name="T7">:</text:span></text:p>
      <text:p text:style-name="P4" loext:marker-style-name="T19"><text:span text:style-name="T19">1. Какова разница между максимальной и минимальной температурой в течение года? </text:span><text:span text:style-name="T19"/></text:p>
      <text:p text:style-name="P4" loext:marker-style-name="T19"><text:span text:style-name="T19">2. Какова средняя температура в году, если исключить 10 дней с самой низкой температурой и 10 дней с самой высокой?</text:span><text:span text:style-name="T19"/></text:p>
      <text:p text:style-name="P4" loext:marker-style-name="T19"><text:span text:style-name="T19">3. Найти первые 10 записей с самой низкой погодой, когда дул ветер с юга и посчитайте    среднюю температуры для этих записей</text:span><text:span text:style-name="T19"/></text:p>
      <text:p text:style-name="P4" loext:marker-style-name="T19"><text:span text:style-name="T19">4. Подсчитайте количество дней, когда шел снег. (Будем считать снегом осадки, которые выпали, <text:s/>когда температура была ниже нуля)</text:span><text:span text:style-name="T19"/></text:p>
      <text:p text:style-name="P4" loext:marker-style-name="T19"><text:span text:style-name="T19">5. В течение зимы иногда шел снег, а иногда дождь. Насколько больше (или меньше) выпало осадков в виде снега.</text:span><text:span text:style-name="T19"/></text:p>
      <text:p text:style-name="P4" loext:marker-style-name="T19"><text:span text:style-name="T19">6. Какова вероятность того что в ясный день выпадут осадки? (Предположим, что день считается ясным, если ясная погода фиксируется более чем в 75% случаев)</text:span><text:span text:style-name="T19"/></text:p>
      <text:p text:style-name="P4" loext:marker-style-name="T19"><text:span text:style-name="T19">7. Увеличьте температуру на один градус при каждом измерении в нечетный день во время зимы. <text:s/>На сколько градусов изменилась средняя температура?</text:span><text:span text:style-name="T19"/></text:p>
      <text:p text:style-name="P9" loext:marker-style-name="T12"/>
      <text:p text:style-name="P9" loext:marker-style-name="T12"/>
      <text:p text:style-name="P10" loext:marker-style-name="T20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8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style6" style:family="text"/>
    <style:style style:name="Strong_20_Emphasis" style:display-name="Strong Emphasis" style:family="text">
      <style:text-properties fo:font-weight="bold" style:font-weight-asian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09:44:00</meta:creation-date>
    <dc:date>2025-12-11T09:49:00</dc:date>
    <meta:editing-cycles>3</meta:editing-cycles>
    <meta:editing-duration>PT5S</meta:editing-duration>
    <meta:document-statistic meta:table-count="0" meta:image-count="0" meta:object-count="0" meta:page-count="3" meta:paragraph-count="60" meta:word-count="438" meta:character-count="3204" meta:non-whitespace-character-count="2635"/>
    <meta:generator>LibreOffice/25.8.4.2$Linux_X86_64 LibreOffice_project/0366609b1de41a39e1896ae41e33c673f2a73802</meta:generator>
    <meta:user-defined meta:name="Operator">Власова Ольга Владимировна</meta:user-defined>
  </office:meta>
</office:document-meta>
</file>